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textarea-horizontal-align="justify" draw:textarea-vertical-align="middle" draw:auto-grow-height="false" fo:min-height="0.89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5.469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1.74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8" style:family="graphic" style:parent-style-name="standard">
      <style:graphic-properties draw:textarea-horizontal-align="justify" draw:textarea-vertical-align="middle" draw:auto-grow-height="false" fo:min-height="5.719cm" fo:min-width="1.2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rimson Tex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rimson Tex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2" draw:layer="layout" svg:width="3.81cm" svg:height="1.143cm" svg:x="0.208cm" svg:y="4.828cm">
          <text:p text:style-name="P1"><text:span text:style-name="T1">doc_size_se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0.135cm" svg:y="0.008cm">
          <text:p text:style-name="P1"><text:span text:style-name="T1">lang_sco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0.135cm" svg:y="2.983cm">
          <text:p text:style-name="P1"><text:span text:style-name="T1">sent_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969cm" svg:height="0.889cm" draw:transform="rotate (1.5707963267949) translate (7.874cm 6.985cm)">
          <draw:glue-point draw:id="4" svg:x="-4.883cm" svg:y="-4.36cm"/>
          <draw:glue-point draw:id="5" svg:x="-4.883cm" svg:y="-2.445cm"/>
          <draw:glue-point draw:id="6" svg:x="-4.883cm" svg:y="0.532cm"/>
          <draw:glue-point draw:id="7" svg:x="-4.994cm" svg:y="3.937cm"/>
          <draw:glue-point draw:id="8" svg:x="-4.994cm" svg:y="3.511cm"/>
          <draw:glue-point draw:id="9" svg:x="-4.994cm" svg:y="4.575cm"/>
          <text:p text:style-name="P1"><text:span text:style-name="T1">Concaten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0.889cm" svg:height="0.762cm" svg:x="2.54cm" svg:y="2.159cm">
          <text:p/>
          <draw:enhanced-geometry svg:viewBox="0 0 21600 21600" draw:type="rectangle" draw:enhanced-path="M 0 0 L 21600 0 21600 21600 0 21600 0 0 Z N"/>
        </draw:custom-shape>
        <draw:g xml:id="id1" draw:id="id1">
          <draw:custom-shape draw:style-name="gr4" draw:text-style-name="P2" draw:layer="layout" svg:width="3.81cm" svg:height="1.143cm" svg:x="0.235cm" svg:y="5.8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0.762cm" svg:x="1.659cm" svg:y="6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0.762cm" svg:x="2.959cm" svg:y="6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0.762cm" svg:x="0.459cm" svg:y="6.0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xml:id="id2" draw:id="id2" draw:layer="layout" svg:width="2.246cm" svg:height="1.143cm" svg:x="4.99cm" svg:y="5.831cm">
          <draw:glue-point draw:id="4" svg:x="5.004cm" svg:y="-2.677cm"/>
          <draw:glue-point draw:id="5" svg:x="5.004cm" svg:y="2.878cm"/>
          <text:p text:style-name="P1"><text:span text:style-name="T1">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4.045cm" svg:y1="6.422cm" svg:x2="4.99cm" svg:y2="6.402cm" draw:start-shape="id1" draw:start-glue-point="1" draw:end-shape="id2" draw:end-glue-point="3" svg:d="M4045 6422h473v-20h472" svg:viewBox="0 0 946 21">
          <text:p/>
        </draw:connector>
        <draw:custom-shape draw:style-name="gr7" draw:text-style-name="P1" xml:id="id3" draw:id="id3" draw:layer="layout" svg:width="1.397cm" svg:height="1.397cm" svg:x="11.303cm" svg:y="3.332cm">
          <text:p text:style-name="P1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2.7cm" svg:y1="4.031cm" svg:x2="13.654cm" svg:y2="4.046cm" draw:start-shape="id3" draw:start-glue-point="10" svg:d="M12700 4031l954 15" svg:viewBox="0 0 955 16">
          <text:p/>
        </draw:connector>
        <draw:custom-shape draw:style-name="gr3" draw:text-style-name="P2" xml:id="id4" draw:id="id4" draw:layer="layout" svg:width="0.889cm" svg:height="0.762cm" svg:x="2.54cm" svg:y="1.043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3.429cm" svg:y1="1.424cm" svg:x2="7.884cm" svg:y2="1.398cm" draw:start-shape="id4" draw:start-glue-point="1" draw:end-shape="id5" draw:end-glue-point="4" svg:d="M3429 1424l4455-26" svg:viewBox="0 0 4456 27">
          <text:p/>
        </draw:connector>
        <draw:connector draw:style-name="gr6" draw:text-style-name="P3" draw:layer="layout" draw:type="line" svg:x1="3.429cm" svg:y1="2.54cm" svg:x2="7.884cm" svg:y2="2.541cm" draw:start-shape="id6" draw:start-glue-point="1" draw:end-shape="id5" draw:end-glue-point="5" svg:d="M3429 2540l4455 1" svg:viewBox="0 0 4456 2">
          <text:p/>
        </draw:connector>
        <draw:connector draw:style-name="gr6" draw:text-style-name="P3" draw:layer="layout" draw:type="line" svg:x1="3.429cm" svg:y1="4.34cm" svg:x2="7.884cm" svg:y2="4.317cm" draw:start-shape="id7" draw:start-glue-point="1" draw:end-shape="id5" draw:end-glue-point="6" svg:d="M3429 4340l4455-23" svg:viewBox="0 0 4456 24">
          <text:p/>
        </draw:connector>
        <draw:connector draw:style-name="gr6" draw:text-style-name="P3" draw:layer="layout" draw:type="line" svg:x1="7.236cm" svg:y1="6.097cm" svg:x2="7.875cm" svg:y2="6.095cm" draw:start-shape="id2" draw:start-glue-point="4" draw:end-shape="id5" draw:end-glue-point="8" svg:d="M7236 6097l639-2" svg:viewBox="0 0 640 3">
          <text:p/>
        </draw:connector>
        <draw:custom-shape draw:style-name="gr8" draw:text-style-name="P1" draw:layer="layout" svg:width="1.778cm" svg:height="5.969cm" svg:x="9.017cm" svg:y="1.016cm">
          <text:p text:style-name="P1">50x2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0.889cm" svg:height="0.762cm" svg:x="2.54cm" svg:y="3.959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236cm" svg:y1="6.73cm" svg:x2="7.875cm" svg:y2="6.73cm" draw:start-shape="id2" draw:start-glue-point="5" draw:end-shape="id5" draw:end-glue-point="9" svg:d="M7236 6730h639" svg:viewBox="0 0 64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" fo:font-family="'Nimbus Roman No9 L'" style:font-style-name="Regular" style:font-family-generic="roman" style:font-pitch="variable" fo:font-size="14pt" style:font-name-complex="Nimbus Roman No9 L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3.97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/>
    <meta:initial-creator>Unknown</meta:initial-creator>
    <meta:editing-cycles>32</meta:editing-cycles>
    <dc:date>2019-08-24T11:22:42.543659986</dc:date>
    <meta:creation-date>2016-08-10T12:12:58</meta:creation-date>
    <meta:editing-duration>PT2H26M31S</meta:editing-duration>
    <meta:document-statistic meta:object-count="22"/>
    <meta:user-defined meta:name="email">kariminfo0@gmail.com</meta:user-defined>
  </office:meta>
</office:document-meta>
</file>